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ext_20_body">
      <style:text-properties officeooo:rsid="0050cfd2" officeooo:paragraph-rsid="00674b21"/>
    </style:style>
    <style:style style:name="P6" style:family="paragraph" style:parent-style-name="Text_20_body">
      <style:text-properties officeooo:rsid="00685027" officeooo:paragraph-rsid="006850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85027" style:font-weight-asian="bold" style:font-weight-complex="bold"/>
    </style:style>
    <style:style style:name="T4" style:family="text">
      <style:text-properties officeooo:rsid="007813c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29039483424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2129275497760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">1. <text:span text:style-name="T4">Indica la velocidad de un puerto SATA</text:span></text:p>
            <text:p text:style-name="P5"/>
            <text:p text:style-name="P6">SATA → 150 M/s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9T21:10:53.204000000</dc:date>
    <meta:editing-duration>PT9H4M52S</meta:editing-duration>
    <meta:editing-cycles>154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6" meta:word-count="18" meta:character-count="95" meta:non-whitespace-character-count="81"/>
  </office:meta>
</office:document-meta>
</file>